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2403E30707FCB5E783E.jpg" manifest:media-type="image/jpeg"/>
  <manifest:file-entry manifest:full-path="Pictures/1000020100000384000003A05DF3EF8BC0AF298C.png" manifest:media-type="image/png"/>
  <manifest:file-entry manifest:full-path="Pictures/10000000000006400000044E1F2B769920415D1F.jpg" manifest:media-type="image/jpeg"/>
  <manifest:file-entry manifest:full-path="Pictures/1000000000000244000001B0131CE16B9EB2F2AC.jpg" manifest:media-type="image/jpeg"/>
  <manifest:file-entry manifest:full-path="Pictures/100000000000027D000001DD76367C2D11A9ADC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rangelove Bombs1" svg:font-family="'Strangelove Bombs'"/>
    <style:font-face style:name="Strangelove Bombs2" svg:font-family="'Strangelove Bombs'" style:font-adornments="Regular"/>
    <style:font-face style:name="Liberation Sans1" svg:font-family="'Liberation Sans'" style:font-pitch="variable"/>
    <style:font-face style:name="Lohit Devanagari1" svg:font-family="'Lohit Devanagari'" style:font-pitch="variable"/>
    <style:font-face style:name="Strangelove Bombs" svg:font-family="'Strangelove Bomb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ffffff" draw:marker-start-width="0.457cm" draw:marker-end-width="0.457cm" draw:fill="solid" draw:fill-color="#ff3333" draw:textarea-horizontal-align="justify" draw:textarea-vertical-align="middle" draw:auto-grow-height="false" fo:min-height="1.472cm" fo:min-width="3.239cm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ffffff" draw:marker-start-width="0.457cm" draw:marker-end-width="0.457cm" draw:fill="solid" draw:fill-color="#ff9900" draw:textarea-horizontal-align="justify" draw:textarea-vertical-align="middle" draw:auto-grow-height="false" fo:min-height="1.472cm" fo:min-width="3.239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ffffff" draw:marker-start-width="0.457cm" draw:marker-end-width="0.457cm" draw:fill="solid" draw:fill-color="#ffcc00" draw:textarea-horizontal-align="justify" draw:textarea-vertical-align="middle" draw:auto-grow-height="false" fo:min-height="1.472cm" fo:min-width="3.239cm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353cm" svg:stroke-color="#ffffff" draw:marker-start-width="0.728cm" draw:marker-end="Arrow" draw:marker-end-width="0.828cm" draw:fill="none" draw:textarea-vertical-align="middle" fo:padding-top="0.3cm" fo:padding-bottom="0.3cm" fo:padding-left="0.425cm" fo:padding-right="0.425cm"/>
    </style:style>
    <style:style style:name="gr8" style:family="graphic" style:parent-style-name="objectwithoutfill">
      <style:graphic-properties draw:stroke="dash" draw:stroke-dash="Ultrafine_20_Dotted_20__28_var_29_" svg:stroke-width="0.353cm" svg:stroke-color="#ffffff" draw:marker-start-width="0.728cm" draw:marker-end="Arrow" draw:marker-end-width="0.828cm" draw:fill="none" draw:textarea-vertical-align="middle" fo:padding-top="0.3cm" fo:padding-bottom="0.3cm" fo:padding-left="0.425cm" fo:padding-right="0.425cm"/>
    </style:style>
    <style:style style:name="gr9" style:family="graphic" style:parent-style-name="standard">
      <style:graphic-properties svg:stroke-width="0.106cm" svg:stroke-color="#ffffff" draw:marker-start-width="0.359cm" draw:marker-end-width="0.359cm" draw:fill-color="#ff99ff" draw:textarea-horizontal-align="justify" draw:textarea-vertical-align="middle" draw:auto-grow-height="false" fo:min-height="1.91cm" fo:min-width="2.04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212cm" svg:stroke-color="#ffff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106cm" svg:stroke-color="#ffffff" draw:marker-start-width="0.359cm" draw:marker-end-width="0.359cm" draw:fill-color="#ff99ff" draw:textarea-horizontal-align="justify" draw:textarea-vertical-align="middle" draw:auto-grow-height="false" fo:min-height="1.804cm" fo:min-width="1.93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2cm" svg:stroke-color="#ffffff" draw:marker-start-width="0.457cm" draw:marker-end-width="0.457cm" draw:fill="solid" draw:fill-color="#ff6600" draw:textarea-horizontal-align="justify" draw:textarea-vertical-align="middle" draw:auto-grow-height="false" fo:min-height="1.472cm" fo:min-width="3.239cm" fo:padding-top="0.176cm" fo:padding-bottom="0.176cm" fo:padding-left="0.301cm" fo:padding-right="0.301cm"/>
    </style:style>
    <style:style style:name="gr13" style:family="graphic" style:parent-style-name="objectwithoutfill">
      <style:graphic-properties draw:stroke="solid" draw:stroke-dash="Ultrafine_20_Dotted_20__28_var_29_" svg:stroke-width="0.353cm" svg:stroke-color="#ffffff" draw:marker-start-width="0.728cm" draw:marker-end="Arrow" draw:marker-end-width="0.828cm" draw:fill="none" draw:textarea-vertical-align="middle" fo:padding-top="0.3cm" fo:padding-bottom="0.3cm" fo:padding-left="0.425cm" fo:padding-right="0.42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02cm" svg:stroke-color="#ffffff" draw:marker-start-width="0.509cm" draw:marker-end-width="0.509cm" draw:fill="solid" draw:fill-color="#333333" draw:auto-grow-height="true" draw:auto-grow-width="false" fo:max-height="0cm" fo:min-height="0cm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ffffff" draw:marker-start-width="0.438cm" draw:marker-end-width="0.438cm" draw:fill="none" draw:textarea-horizontal-align="justify" draw:textarea-vertical-align="middle" draw:auto-grow-height="false" fo:min-height="1.748cm" fo:min-width="1.678cm" fo:padding-top="0.204cm" fo:padding-bottom="0.204cm" fo:padding-left="0.329cm" fo:padding-right="0.329cm"/>
    </style:style>
    <style:style style:name="pr1" style:family="presentation" style:parent-style-name="Default-subtitle">
      <style:graphic-properties draw:fill-color="#ffffff" fo:min-height="16.77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305cm" fo:text-align="start"/>
    </style:style>
    <style:style style:name="P3" style:family="paragraph">
      <loext:graphic-properties draw:fill-color="#ffffff"/>
      <style:paragraph-properties fo:margin-top="0cm" fo:margin-bottom="0.305cm" fo:text-align="start"/>
      <style:text-properties style:font-name="Strangelove Bombs" fo:font-size="72pt" style:font-size-asian="72pt" style:font-size-complex="72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3333"/>
      <style:paragraph-properties fo:text-align="center"/>
    </style:style>
    <style:style style:name="P6" style:family="paragraph">
      <loext:graphic-properties draw:fill="solid" draw:fill-color="#ff9900"/>
      <style:paragraph-properties fo:text-align="center"/>
    </style:style>
    <style:style style:name="P7" style:family="paragraph">
      <loext:graphic-properties draw:fill="solid" draw:fill-color="#ffcc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99ff"/>
      <style:paragraph-properties fo:text-align="center"/>
    </style:style>
    <style:style style:name="P10" style:family="paragraph">
      <loext:graphic-properties draw:fill="solid" draw:fill-color="#ff6600"/>
      <style:paragraph-properties fo:text-align="center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="solid" draw:fill-color="#333333"/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ff3333" style:font-name="Strangelove Bombs2" fo:font-size="72pt" style:font-name-asian="Strangelove Bombs2" style:font-size-asian="72pt" style:font-name-complex="Strangelove Bombs2" style:font-size-complex="72pt"/>
    </style:style>
    <style:style style:name="T2" style:family="text">
      <style:text-properties fo:color="#ff3333" style:font-name="Strangelove Bombs" fo:font-size="72pt" style:font-size-asian="72pt" style:font-size-complex="72pt"/>
    </style:style>
    <style:style style:name="T3" style:family="text">
      <style:text-properties fo:color="#00cc00" style:font-name="Strangelove Bombs2" fo:font-size="72pt" style:font-name-asian="Strangelove Bombs2" style:font-size-asian="72pt" style:font-name-complex="Strangelove Bombs2" style:font-size-complex="72pt"/>
    </style:style>
    <style:style style:name="T4" style:family="text">
      <style:text-properties fo:color="#00cc00" style:font-name="Strangelove Bombs" fo:font-size="72pt" style:font-size-asian="72pt" style:font-size-complex="72pt"/>
    </style:style>
    <style:style style:name="T5" style:family="text">
      <style:text-properties fo:color="#00ffff" style:font-name="Strangelove Bombs2" fo:font-size="72pt" style:font-name-asian="Strangelove Bombs2" style:font-size-asian="72pt" style:font-name-complex="Strangelove Bombs2" style:font-size-complex="72pt"/>
    </style:style>
    <style:style style:name="T6" style:family="text">
      <style:text-properties fo:color="#00ffff" style:font-name="Strangelove Bombs" fo:font-size="72pt" style:font-size-asian="72pt" style:font-size-complex="72pt"/>
    </style:style>
    <style:style style:name="T7" style:family="text">
      <style:text-properties fo:color="#ffff00" style:font-name="Strangelove Bombs2" fo:font-size="72pt" style:font-name-asian="Strangelove Bombs2" style:font-size-asian="72pt" style:font-name-complex="Strangelove Bombs2" style:font-size-complex="72pt"/>
    </style:style>
    <style:style style:name="T8" style:family="text">
      <style:text-properties fo:color="#ffff00" style:font-name="Strangelove Bombs" fo:font-size="72pt" style:font-size-asian="72pt" style:font-size-complex="72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cm" svg:height="19.29cm" svg:x="5.7cm" svg:y="0.814cm">
          <draw:image xlink:href="Pictures/10000000000006400000044E1F2B769920415D1F.jpg" xlink:type="simple" xlink:show="embed" xlink:actuate="onLoad">
            <text:p/>
          </draw:image>
        </draw:frame>
        <draw:frame presentation:style-name="pr1" draw:text-style-name="P3" draw:layer="layout" svg:width="25.191cm" svg:height="16.771cm" svg:x="1.399cm" svg:y="2.623cm" presentation:class="subtitle" presentation:user-transformed="true">
          <draw:text-box>
            <text:p text:style-name="P2"><text:span text:style-name="T1">&lt;</text:span><text:span text:style-name="T2">How</text:span><text:span text:style-name="T1">&gt;</text:span></text:p>
            <text:p text:style-name="P2"><text:span text:style-name="T3">&lt;</text:span><text:span text:style-name="T4">I</text:span><text:span text:style-name="T3">_</text:span><text:span text:style-name="T4">Learned</text:span><text:span text:style-name="T3">&gt;</text:span></text:p>
            <text:p text:style-name="P2"><text:span text:style-name="T5">&lt;</text:span><text:span text:style-name="T6">To</text:span><text:span text:style-name="T5">_</text:span><text:span text:style-name="T6">Stop</text:span><text:span text:style-name="T5">&gt;</text:span></text:p>
            <text:p text:style-name="P2"><text:span text:style-name="T7">&lt;</text:span><text:span text:style-name="T8">Worrying</text:span><text:span text:style-name="T7">&gt;</text:span></text:p>
            <text:p text:style-name="P2"><text:span text:style-name="T1">&lt;</text:span><text:span text:style-name="T2">and</text:span><text:span text:style-name="T1">_</text:span><text:span text:style-name="T2">Love</text:span><text:span text:style-name="T1">&gt;</text:span></text:p>
            <text:p text:style-name="P2"><text:span text:style-name="T7">&lt;</text:span><text:span text:style-name="T8">Failover</text:span><text:span text:style-name="T7">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5" xml:id="id1" draw:id="id1" draw:layer="layout" svg:width="3.84cm" svg:height="3.456cm" svg:x="4.41cm" svg:y="10.9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1" draw:layer="layout" svg:width="2.54cm" svg:height="2.616cm" svg:x="5.11cm" svg:y="11.614cm">
          <draw:image xlink:href="Pictures/1000020100000384000003A05DF3EF8BC0AF298C.png" xlink:type="simple" xlink:show="embed" xlink:actuate="onLoad">
            <text:p/>
          </draw:image>
        </draw:frame>
        <draw:frame draw:style-name="gr4" draw:text-style-name="P1" draw:layer="layout" svg:width="2.54cm" svg:height="2.616cm" svg:x="5.111cm" svg:y="11.614cm">
          <draw:image xlink:href="Pictures/1000020100000384000003A05DF3EF8BC0AF298C.png" xlink:type="simple" xlink:show="embed" xlink:actuate="onLoad">
            <text:p/>
          </draw:image>
        </draw:frame>
        <draw:custom-shape draw:style-name="gr5" draw:text-style-name="P6" xml:id="id2" draw:id="id2" draw:layer="layout" svg:width="3.84cm" svg:height="3.456cm" svg:x="12.708cm" svg:y="10.9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1" draw:layer="layout" svg:width="2.54cm" svg:height="2.616cm" svg:x="13.408cm" svg:y="11.614cm">
          <draw:image xlink:href="Pictures/1000020100000384000003A05DF3EF8BC0AF298C.png" xlink:type="simple" xlink:show="embed" xlink:actuate="onLoad">
            <text:p/>
          </draw:image>
        </draw:frame>
        <draw:frame draw:style-name="gr4" draw:text-style-name="P1" draw:layer="layout" svg:width="2.54cm" svg:height="2.616cm" svg:x="13.409cm" svg:y="11.614cm">
          <draw:image xlink:href="Pictures/1000020100000384000003A05DF3EF8BC0AF298C.png" xlink:type="simple" xlink:show="embed" xlink:actuate="onLoad">
            <text:p/>
          </draw:image>
        </draw:frame>
        <draw:custom-shape draw:style-name="gr6" draw:text-style-name="P7" xml:id="id3" draw:id="id3" draw:layer="layout" svg:width="3.84cm" svg:height="3.456cm" svg:x="20.798cm" svg:y="10.9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1" draw:layer="layout" svg:width="2.54cm" svg:height="2.616cm" svg:x="21.498cm" svg:y="11.614cm">
          <draw:image xlink:href="Pictures/1000020100000384000003A05DF3EF8BC0AF298C.png" xlink:type="simple" xlink:show="embed" xlink:actuate="onLoad">
            <text:p/>
          </draw:image>
        </draw:frame>
        <draw:frame draw:style-name="gr4" draw:text-style-name="P1" draw:layer="layout" svg:width="2.54cm" svg:height="2.616cm" svg:x="21.499cm" svg:y="11.614cm">
          <draw:image xlink:href="Pictures/1000020100000384000003A05DF3EF8BC0AF298C.png" xlink:type="simple" xlink:show="embed" xlink:actuate="onLoad">
            <text:p/>
          </draw:image>
        </draw:frame>
        <draw:connector draw:style-name="gr7" draw:text-style-name="P1" draw:layer="layout" draw:type="line" svg:x1="8.25cm" svg:y1="12.702cm" svg:x2="12.708cm" svg:y2="12.702cm" draw:start-shape="id1" draw:start-glue-point="8" draw:end-shape="id2" draw:end-glue-point="6" svg:d="M8250 12702h4458" svg:viewBox="0 0 4459 1">
          <text:p/>
        </draw:connector>
        <draw:connector draw:style-name="gr8" draw:text-style-name="P1" draw:layer="layout" draw:type="line" svg:x1="16.548cm" svg:y1="12.702cm" svg:x2="20.798cm" svg:y2="12.702cm" draw:start-shape="id2" draw:start-glue-point="8" draw:end-shape="id3" svg:d="M16548 12702h4250" svg:viewBox="0 0 4251 1">
          <text:p/>
        </draw:connector>
        <draw:custom-shape draw:style-name="gr9" draw:text-style-name="P9" xml:id="id4" draw:id="id4" draw:layer="layout" svg:width="5.08cm" svg:height="4.318cm" svg:x="11.992cm" svg:y="3.164cm">
          <text:p text:style-name="P8">discover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lines" svg:x1="14.532cm" svg:y1="7.482cm" svg:x2="6.33cm" svg:y2="10.974cm" draw:start-shape="id4" draw:start-glue-point="6" draw:end-shape="id1" draw:end-glue-point="5" svg:d="M14532 7482v554l-8202 2386v552" svg:viewBox="0 0 8203 3493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6" xml:id="id5" draw:id="id5" draw:layer="layout" svg:width="3.84cm" svg:height="3.456cm" svg:x="12.708cm" svg:y="10.9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1" draw:layer="layout" svg:width="2.54cm" svg:height="2.616cm" svg:x="13.408cm" svg:y="11.614cm">
          <draw:image xlink:href="Pictures/1000020100000384000003A05DF3EF8BC0AF298C.png" xlink:type="simple" xlink:show="embed" xlink:actuate="onLoad">
            <text:p/>
          </draw:image>
        </draw:frame>
        <draw:frame draw:style-name="gr4" draw:text-style-name="P1" draw:layer="layout" svg:width="2.54cm" svg:height="2.616cm" svg:x="13.409cm" svg:y="11.614cm">
          <draw:image xlink:href="Pictures/1000020100000384000003A05DF3EF8BC0AF298C.png" xlink:type="simple" xlink:show="embed" xlink:actuate="onLoad">
            <text:p/>
          </draw:image>
        </draw:frame>
        <draw:custom-shape draw:style-name="gr6" draw:text-style-name="P7" xml:id="id6" draw:id="id6" draw:layer="layout" svg:width="3.84cm" svg:height="3.456cm" svg:x="20.798cm" svg:y="10.9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1" draw:layer="layout" svg:width="2.54cm" svg:height="2.616cm" svg:x="21.498cm" svg:y="11.614cm">
          <draw:image xlink:href="Pictures/1000020100000384000003A05DF3EF8BC0AF298C.png" xlink:type="simple" xlink:show="embed" xlink:actuate="onLoad">
            <text:p/>
          </draw:image>
        </draw:frame>
        <draw:frame draw:style-name="gr4" draw:text-style-name="P1" draw:layer="layout" svg:width="2.54cm" svg:height="2.616cm" svg:x="21.499cm" svg:y="11.614cm">
          <draw:image xlink:href="Pictures/1000020100000384000003A05DF3EF8BC0AF298C.png" xlink:type="simple" xlink:show="embed" xlink:actuate="onLoad">
            <text:p/>
          </draw:image>
        </draw:frame>
        <draw:connector draw:style-name="gr8" draw:text-style-name="P1" draw:layer="layout" draw:type="line" svg:x1="16.548cm" svg:y1="12.702cm" svg:x2="20.798cm" svg:y2="12.702cm" draw:start-shape="id5" draw:start-glue-point="8" draw:end-shape="id6" svg:d="M16548 12702h4250" svg:viewBox="0 0 4251 1">
          <text:p/>
        </draw:connector>
        <draw:custom-shape draw:style-name="gr11" draw:text-style-name="P9" draw:layer="layout" svg:width="5.08cm" svg:height="4.318cm" svg:x="11.992cm" svg:y="3.164cm">
          <text:p text:style-name="P8">discover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" draw:text-style-name="P5" xml:id="id7" draw:id="id7" draw:layer="layout" svg:width="3.84cm" svg:height="3.456cm" svg:x="12.708cm" svg:y="10.9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1" draw:layer="layout" svg:width="2.54cm" svg:height="2.616cm" svg:x="13.408cm" svg:y="11.614cm">
          <draw:image xlink:href="Pictures/1000020100000384000003A05DF3EF8BC0AF298C.png" xlink:type="simple" xlink:show="embed" xlink:actuate="onLoad">
            <text:p/>
          </draw:image>
        </draw:frame>
        <draw:frame draw:style-name="gr4" draw:text-style-name="P1" draw:layer="layout" svg:width="2.54cm" svg:height="2.616cm" svg:x="13.409cm" svg:y="11.614cm">
          <draw:image xlink:href="Pictures/1000020100000384000003A05DF3EF8BC0AF298C.png" xlink:type="simple" xlink:show="embed" xlink:actuate="onLoad">
            <text:p/>
          </draw:image>
        </draw:frame>
        <draw:custom-shape draw:style-name="gr6" draw:text-style-name="P7" xml:id="id8" draw:id="id8" draw:layer="layout" svg:width="3.84cm" svg:height="3.456cm" svg:x="20.798cm" svg:y="10.9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1" draw:layer="layout" svg:width="2.54cm" svg:height="2.616cm" svg:x="21.498cm" svg:y="11.614cm">
          <draw:image xlink:href="Pictures/1000020100000384000003A05DF3EF8BC0AF298C.png" xlink:type="simple" xlink:show="embed" xlink:actuate="onLoad">
            <text:p/>
          </draw:image>
        </draw:frame>
        <draw:frame draw:style-name="gr4" draw:text-style-name="P1" draw:layer="layout" svg:width="2.54cm" svg:height="2.616cm" svg:x="21.499cm" svg:y="11.614cm">
          <draw:image xlink:href="Pictures/1000020100000384000003A05DF3EF8BC0AF298C.png" xlink:type="simple" xlink:show="embed" xlink:actuate="onLoad">
            <text:p/>
          </draw:image>
        </draw:frame>
        <draw:connector draw:style-name="gr8" draw:text-style-name="P1" draw:layer="layout" draw:type="line" svg:x1="16.548cm" svg:y1="12.702cm" svg:x2="20.798cm" svg:y2="12.702cm" draw:start-shape="id7" draw:start-glue-point="8" draw:end-shape="id8" svg:d="M16548 12702h4250" svg:viewBox="0 0 4251 1">
          <text:p/>
        </draw:connector>
        <draw:custom-shape draw:style-name="gr11" draw:text-style-name="P9" draw:layer="layout" svg:width="5.08cm" svg:height="4.318cm" svg:x="11.992cm" svg:y="3.164cm">
          <text:p text:style-name="P8">discover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lines" svg:x1="14.585cm" svg:y1="7.429cm" svg:x2="14.628cm" svg:y2="10.974cm" draw:end-shape="id7" draw:end-glue-point="5" svg:d="M14585 7429l43 2993v552" svg:viewBox="0 0 44 3546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" draw:text-style-name="P5" xml:id="id9" draw:id="id9" draw:layer="layout" svg:width="3.84cm" svg:height="3.456cm" svg:x="12.708cm" svg:y="10.9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1" draw:layer="layout" svg:width="2.54cm" svg:height="2.616cm" svg:x="13.408cm" svg:y="11.614cm">
          <draw:image xlink:href="Pictures/1000020100000384000003A05DF3EF8BC0AF298C.png" xlink:type="simple" xlink:show="embed" xlink:actuate="onLoad">
            <text:p/>
          </draw:image>
        </draw:frame>
        <draw:frame draw:style-name="gr4" draw:text-style-name="P1" draw:layer="layout" svg:width="2.54cm" svg:height="2.616cm" svg:x="13.409cm" svg:y="11.614cm">
          <draw:image xlink:href="Pictures/1000020100000384000003A05DF3EF8BC0AF298C.png" xlink:type="simple" xlink:show="embed" xlink:actuate="onLoad">
            <text:p/>
          </draw:image>
        </draw:frame>
        <draw:custom-shape draw:style-name="gr12" draw:text-style-name="P10" xml:id="id10" draw:id="id10" draw:layer="layout" svg:width="3.84cm" svg:height="3.456cm" svg:x="20.798cm" svg:y="10.9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1" draw:layer="layout" svg:width="2.54cm" svg:height="2.616cm" svg:x="21.498cm" svg:y="11.614cm">
          <draw:image xlink:href="Pictures/1000020100000384000003A05DF3EF8BC0AF298C.png" xlink:type="simple" xlink:show="embed" xlink:actuate="onLoad">
            <text:p/>
          </draw:image>
        </draw:frame>
        <draw:frame draw:style-name="gr4" draw:text-style-name="P1" draw:layer="layout" svg:width="2.54cm" svg:height="2.616cm" svg:x="21.499cm" svg:y="11.614cm">
          <draw:image xlink:href="Pictures/1000020100000384000003A05DF3EF8BC0AF298C.png" xlink:type="simple" xlink:show="embed" xlink:actuate="onLoad">
            <text:p/>
          </draw:image>
        </draw:frame>
        <draw:connector draw:style-name="gr13" draw:text-style-name="P1" draw:layer="layout" draw:type="line" svg:x1="16.548cm" svg:y1="12.702cm" svg:x2="20.798cm" svg:y2="12.702cm" draw:start-shape="id9" draw:start-glue-point="8" draw:end-shape="id10" svg:d="M16548 12702h4250" svg:viewBox="0 0 4251 1">
          <text:p/>
        </draw:connector>
        <draw:custom-shape draw:style-name="gr11" draw:text-style-name="P9" draw:layer="layout" svg:width="5.08cm" svg:height="4.318cm" svg:x="11.992cm" svg:y="3.164cm">
          <text:p text:style-name="P8">discover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lines" svg:x1="14.585cm" svg:y1="7.429cm" svg:x2="14.628cm" svg:y2="10.974cm" draw:end-shape="id9" draw:end-glue-point="5" svg:d="M14585 7429l43 2993v552" svg:viewBox="0 0 44 3546">
          <text:p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4" draw:text-style-name="P8" draw:layer="layout" svg:width="15.345cm" svg:height="11.429cm" svg:x="6.429cm" svg:y="4.841cm">
          <draw:image xlink:href="Pictures/1000000000000244000001B0131CE16B9EB2F2AC.jpg" xlink:type="simple" xlink:show="embed" xlink:actuate="onLoad">
            <text:p/>
          </draw:image>
        </draw:frame>
        <draw:frame draw:style-name="gr15" draw:text-style-name="P12" draw:layer="layout" svg:width="6.096cm" svg:height="2.089cm" svg:x="2.286cm" svg:y="15.24cm">
          <draw:text-box>
            <text:p text:style-name="P11"><text:span text:style-name="T9">1. Noticing </text:span></text:p>
            <text:p text:style-name="P11"><text:span text:style-name="T9">Failure</text:span></text:p>
          </draw:text-box>
        </draw:frame>
        <draw:line draw:style-name="gr16" draw:text-style-name="P1" draw:layer="layout" svg:x1="5.334cm" svg:y1="15.24cm" svg:x2="10.16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4" draw:text-style-name="P8" draw:layer="layout" svg:width="15.345cm" svg:height="11.429cm" svg:x="6.429cm" svg:y="4.841cm">
          <draw:image xlink:href="Pictures/1000000000000244000001B0131CE16B9EB2F2AC.jpg" xlink:type="simple" xlink:show="embed" xlink:actuate="onLoad">
            <text:p/>
          </draw:image>
        </draw:frame>
        <draw:frame draw:style-name="gr15" draw:text-style-name="P12" draw:layer="layout" svg:width="6.096cm" svg:height="2.089cm" svg:x="2.286cm" svg:y="15.24cm">
          <draw:text-box>
            <text:p text:style-name="P11"><text:span text:style-name="T9">1. Noticing </text:span></text:p>
            <text:p text:style-name="P11"><text:span text:style-name="T9">Failure</text:span></text:p>
          </draw:text-box>
        </draw:frame>
        <draw:line draw:style-name="gr16" draw:text-style-name="P1" draw:layer="layout" svg:x1="5.334cm" svg:y1="15.24cm" svg:x2="10.16cm" svg:y2="11.938cm">
          <text:p/>
        </draw:line>
        <draw:frame draw:style-name="gr15" draw:text-style-name="P12" draw:layer="layout" svg:width="6.096cm" svg:height="2.089cm" svg:x="20.828cm" svg:y="9.849cm">
          <draw:text-box>
            <text:p text:style-name="P11"><text:span text:style-name="T9">2. Failing Over</text:span><text:span text:style-name="T9"><text:line-break/></text:span><text:span text:style-name="T9">Database</text:span></text:p>
          </draw:text-box>
        </draw:frame>
        <draw:line draw:style-name="gr16" draw:text-style-name="P1" draw:layer="layout" svg:x1="20.828cm" svg:y1="10.668cm" svg:x2="17.78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4" draw:text-style-name="P8" draw:layer="layout" svg:width="15.345cm" svg:height="11.429cm" svg:x="6.429cm" svg:y="4.841cm">
          <draw:image xlink:href="Pictures/1000000000000244000001B0131CE16B9EB2F2AC.jpg" xlink:type="simple" xlink:show="embed" xlink:actuate="onLoad">
            <text:p/>
          </draw:image>
        </draw:frame>
        <draw:frame draw:style-name="gr15" draw:text-style-name="P12" draw:layer="layout" svg:width="6.096cm" svg:height="2.089cm" svg:x="2.286cm" svg:y="15.24cm">
          <draw:text-box>
            <text:p text:style-name="P11"><text:span text:style-name="T9">1. Noticing </text:span></text:p>
            <text:p text:style-name="P11"><text:span text:style-name="T9">Failure</text:span></text:p>
          </draw:text-box>
        </draw:frame>
        <draw:line draw:style-name="gr16" draw:text-style-name="P1" draw:layer="layout" svg:x1="5.334cm" svg:y1="15.24cm" svg:x2="10.16cm" svg:y2="11.938cm">
          <text:p/>
        </draw:line>
        <draw:frame draw:style-name="gr15" draw:text-style-name="P12" draw:layer="layout" svg:width="6.096cm" svg:height="2.089cm" svg:x="20.828cm" svg:y="9.849cm">
          <draw:text-box>
            <text:p text:style-name="P11"><text:span text:style-name="T9">2. Failing Over</text:span><text:span text:style-name="T9"><text:line-break/></text:span><text:span text:style-name="T9">Database</text:span></text:p>
          </draw:text-box>
        </draw:frame>
        <draw:line draw:style-name="gr16" draw:text-style-name="P1" draw:layer="layout" svg:x1="20.828cm" svg:y1="10.668cm" svg:x2="17.78cm" svg:y2="10.414cm">
          <text:p/>
        </draw:line>
        <draw:custom-shape draw:style-name="gr17" draw:text-style-name="P1" draw:layer="layout" svg:width="3.302cm" svg:height="3.048cm" svg:x="13.46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6.096cm" svg:height="2.089cm" svg:x="19.812cm" svg:y="3.302cm">
          <draw:text-box>
            <text:p text:style-name="P11"><text:span text:style-name="T9">3. Shoot the</text:span></text:p>
            <text:p text:style-name="P11"><text:span text:style-name="T9">Old Node</text:span></text:p>
          </draw:text-box>
        </draw:frame>
        <draw:line draw:style-name="gr16" draw:text-style-name="P1" draw:layer="layout" svg:x1="19.812cm" svg:y1="4.121cm" svg:x2="16.764cm" svg:y2="5.334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4" draw:text-style-name="P8" draw:layer="layout" svg:width="16.853cm" svg:height="12.62cm" svg:x="1.943cm" svg:y="7.192cm">
          <draw:image xlink:href="Pictures/100000000000027D000001DD76367C2D11A9ADC6.jpg" xlink:type="simple" xlink:show="embed" xlink:actuate="onLoad">
            <text:p/>
          </draw:image>
        </draw:frame>
        <draw:frame draw:style-name="gr14" draw:text-style-name="P8" draw:layer="layout" svg:width="13.781cm" svg:height="10.336cm" svg:x="12.808cm" svg:y="1.062cm">
          <draw:image xlink:href="Pictures/1000000000000300000002403E30707FCB5E783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rangelove Bombs1" svg:font-family="'Strangelove Bombs'"/>
    <style:font-face style:name="Strangelove Bombs2" svg:font-family="'Strangelove Bombs'" style:font-adornments="Regular"/>
    <style:font-face style:name="Liberation Sans1" svg:font-family="'Liberation Sans'" style:font-pitch="variable"/>
    <style:font-face style:name="Lohit Devanagari1" svg:font-family="'Lohit Devanagari'" style:font-pitch="variable"/>
    <style:font-face style:name="Strangelove Bombs" svg:font-family="'Strangelove Bomb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6-05-19T09:14:47.731865183</meta:creation-date>
    <dc:date>2016-05-19T13:53:56.997085336</dc:date>
    <dc:creator>Josh berkus</dc:creator>
    <meta:editing-duration>PT35M34S</meta:editing-duration>
    <meta:editing-cycles>4</meta:editing-cycles>
    <meta:generator>LibreOffice/5.0.5.2$Linux_X86_64 LibreOffice_project/00$Build-2</meta:generator>
    <meta:document-statistic meta:object-count="98"/>
  </office:meta>
</office:document-meta>
</file>